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1519af" officeooo:paragraph-rsid="001519a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1519af" officeooo:paragraph-rsid="001519af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288b30" officeooo:paragraph-rsid="00288b30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paragraph-rsid="00288b30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1519af" officeooo:paragraph-rsid="001519af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2pt" officeooo:rsid="00288b30" style:font-size-asian="12pt" style:font-weight-asian="bold" style:font-size-complex="12pt" style:font-weight-complex="bold"/>
    </style:style>
    <style:style style:name="T5" style:family="text">
      <style:text-properties fo:font-size="12pt" officeooo:rsid="00288b30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officeooo:rsid="00288b30" style:font-size-asian="12pt" style:font-weight-asian="bold" style:font-size-complex="12pt" style:font-weight-complex="bold"/>
    </style:style>
    <style:style style:name="T7" style:family="text">
      <style:text-properties style:font-name="Times New Roman" fo:font-weight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officeooo:rsid="00288b3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O que é elicitação e análise de requisitos?</text:p>
      <text:p text:style-name="P1"/>
      <text:p text:style-name="P1">Elicitação é a fase do projeto de software que tem o objetivo de obter o máximo de informações do cliente sobre o que ele quer que seja construído, ou seja, identificar os fatores para a criação dos requisitos do sistema. Cabe a elicitação: O entendimento do domínio da aplicação e o entendimento do problema. Já o objetivo da análise de requisitos é descobrir nos requisitos elicitados, problemas e inconsistencias. Nesta análise, pode ser comum o uso de uma lista de verificação de problemas para ajudar na análise, assim cada requisito pode ser avaliado de acordo <text:s/>com essa lista. Como por exemplo: "Esse requisito é realmente necessário?" ou também, "Esse requisito é um requisito único ou pode ser descrito em requisitos <text:s/>diferentes?".</text:p>
      <text:p text:style-name="P1"/>
      <text:p text:style-name="P2">2. Quais são as atividades do processo de elicitaçãoe análise de requisitos? </text:p>
      <text:p text:style-name="P1"/>
      <text:p text:style-name="P1"><text:span text:style-name="T1">Descoberta de requisitos:</text:span> Interação com os stakeholders com o objetivo de obter o máximo de informações;</text:p>
      <text:p text:style-name="P1"><text:span text:style-name="T1">Classificação dos requisitos:</text:span> Agrupar e organizar os requisitos;</text:p>
      <text:p text:style-name="P1"><text:span text:style-name="T1">Priorização e negociação de requisitos</text:span>: Decidir qual requisito será implementado e resolver conflitos entre os requisitos;</text:p>
      <text:p text:style-name="P1"><text:span text:style-name="T1">Especificação dos requisitos:</text:span> Documentação formal dos requisitos.</text:p>
      <text:p text:style-name="P1"/>
      <text:p text:style-name="P2">3. Quais técnicas podem ser usadas para descobrir requisitos? Descreva cada uma.</text:p>
      <text:p text:style-name="P1"/>
      <text:p text:style-name="P1"><text:span text:style-name="T1">Entrevistas (fechadas ou abertas): </text:span>Nas entrevistas fechadas, o stakeholder responde a um conjunto já determinado de perguntas, já na aberta,</text:p>
      <text:p text:style-name="P1">não existe um conjunto predefinido de questões.</text:p>
      <text:p text:style-name="P1"/>
      <text:p text:style-name="P1"><text:span text:style-name="T1">Cenários:</text:span> Descreve uma situação de uso do sistema, onde a partir de diferentes cenários de interação entre um usuário e o sistema, o</text:p>
      <text:p text:style-name="P1">usuário explica o que eles querem e como o sistema de software poderia ajudá-los.</text:p>
      <text:p text:style-name="P1"/>
      <text:p text:style-name="P1"><text:span text:style-name="T1">Casos de uso:</text:span> O caso de uso está relacionado a atores que se realizam operações no sistema, onde é descrito a sequência de eventos que um ator realiza para comple</text:p>
      <text:p text:style-name="P1">tar um processo. Os casos de uso são documentados através de diagramas de caso de uso.</text:p>
      <text:p text:style-name="P1"/>
      <text:p text:style-name="P4"><text:span text:style-name="T9">Etnografia: </text:span><text:span text:style-name="T3">Técnica de <text:s/></text:span><text:span text:style-name="T2">observação que pode ser usada para compreender <text:s/>os processos operacionais e ajudar a extrair os requisitos de <text:s/>apoio a esses processos. Analista faz imersão no ambiente de trabalho em que o sistema será usado. Considera como o contexto social e organizacionalafeta o funcionamento do sistema. 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38:02.751000000</meta:creation-date>
    <dc:date>2019-04-14T13:34:37.559000000</dc:date>
    <meta:editing-duration>PT2H6M10S</meta:editing-duration>
    <meta:editing-cycles>16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5" meta:word-count="359" meta:character-count="2263" meta:non-whitespace-character-count="1912"/>
  </office:meta>
</office:document-meta>
</file>